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monospace" svg:font-family="monospace"/>
  </office:font-face-decls>
  <office:automatic-styles>
    <style:style style:name="P1" style:family="paragraph" style:parent-style-name="Standard">
      <style:paragraph-properties fo:margin-left="0cm" fo:margin-right="0cm" fo:text-indent="0cm" style:auto-text-indent="false"/>
      <style:text-properties style:font-name="monospace" officeooo:paragraph-rsid="000df434"/>
    </style:style>
    <style:style style:name="P2" style:family="paragraph" style:parent-style-name="Standard">
      <style:paragraph-properties fo:margin-left="0cm" fo:margin-right="0cm" fo:text-indent="0cm" style:auto-text-indent="false" fo:break-before="page"/>
      <style:text-properties style:font-name="monospace"/>
    </style:style>
    <style:style style:name="T1" style:family="text">
      <style:text-properties fo:color="#000000" loext:opacity="100%" officeooo:rsid="000df434" fo:background-color="#ffffff" loext:char-shading-value="0"/>
    </style:style>
    <style:style style:name="T2" style:family="text">
      <style:text-properties fo:color="#000000" loext:opacity="100%"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I generated sample text for testing. “</text:span><text:span text:style-name="T2">Give me a sample text about ducks. Make it 5 paragraphs.</text:span><text:span text:style-name="T1">”)</text:span></text:p>
      <text:p text:style-name="P2"><text:span text:style-name="T2">Ducks are among the most recognizable and adaptable birds in the world, known for their striking appearance and versatile behavior. With sleek bodies, webbed feet, and distinctive bills, they thrive in a  </text:span><text:line-break/>variety of environments, from freshwater ponds to salty coastal marshes. Their ability to swim effortlessly and dive for food makes them excellent aquatic creatures, while their soft, waterproof feathers  <text:line-break/>keep them warm even in colder climates. Ducks are also social animals, often seen in groups, which helps them stay safe from predators and share resources. Their presence in both natural and human-altered  <text:line-break/>landscapes highlights their resilience and importance in ecosystems worldwide. <text:line-break/><text:line-break/>One of the most fascinating aspects of ducks is their diverse range of species, each with unique adaptations. From the tiny mallard, a common sight in urban parks, to the majestic swan, ducks come in a  <text:line-break/>wide array of sizes, colors, and behaviors. Some species, like the wood duck, nest in tree cavities, while others, such as the common teal, prefer to build nests on the ground. Their diets vary too—while  <text:line-break/>many feed on aquatic plants, insects, and small fish, others, like the snow goose, rely on grains and seeds. This adaptability allows ducks to occupy nearly every habitat where water is present, making  <text:line-break/>them a keystone species in wetland ecosystems. <text:line-break/><text:line-break/>Ducks are also known for their vocalizations, which play a crucial role in communication and social bonding. Their characteristic quacks, honks, and squeaks vary by species and context, from warning calls  <text:line-break/>to courtship displays. During the breeding season, males often engage in elaborate rituals to attract females, showcasing vibrant plumage and intricate dances. These behaviors not only strengthen pair  <text:line-break/>bonds but also ensure the survival of their offspring. Ducks’ ability to navigate complex environments, from dense reeds to open water, further underscores their intelligence and survival skills, making  <text:line-break/>them a symbol of grace and resourcefulness in nature. <text:line-break/><text:line-break/>Beyond their ecological roles, ducks hold cultural and historical significance across the globe. They have been depicted in art, literature, and folklore for centuries, often symbolizing luck,  <text:line-break/>adaptability, or renewal. In many cultures, ducks are associated with fertility and prosperity, as seen in Chinese New Year traditions where duck-shaped dumplings are served. Additionally, domesticated  <text:line-break/>ducks have been vital to human societies for millennia, providing food, feathers, and labor. Their domestication has led to the <text:soft-page-break/>creation of breeds like the Pekin duck, which is now a major source of meat  <text:line-break/>worldwide. This deep connection between ducks and humans highlights their enduring importance in both natural and cultural contexts. <text:line-break/><text:line-break/>In modern times, ducks continue to captivate people through their beauty and behavior, serving as a reminder of the delicate balance of nature. Conservation efforts have helped protect endangered duck  <text:line-break/>species, such as the black-crowned night heron, while others, like the mallard, remain abundant. Observing ducks in their natural habitats offers a glimpse into the rhythms of the wild, where their  <text:line-break/>movements reflect the interconnectedness of life. Whether in a backyard pond or a remote wetland, ducks remind us of the wonder and diversity of the natural world, inviting appreciation for their role in  <text:line-break/>sustaining ecosystems and enriching human culture.<text:line-break/><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2T17:15:07.867427767</meta:creation-date>
    <meta:print-date>2025-05-22T17:17:57.173044475</meta:print-date>
    <meta:printed-by>PDF files</meta:printed-by>
    <dc:date>2025-05-22T17:18:32.445482407</dc:date>
    <meta:editing-duration>PT35S</meta:editing-duration>
    <meta:editing-cycles>1</meta:editing-cycles>
    <meta:document-statistic meta:table-count="0" meta:image-count="0" meta:object-count="0" meta:page-count="3" meta:paragraph-count="2" meta:word-count="536" meta:character-count="3533" meta:non-whitespace-character-count="2960"/>
    <meta:generator>LibreOffice/24.8.0.3$Linux_X86_64 LibreOffice_project/480$Build-3</meta:generator>
  </office:meta>
</office:document-meta>
</file>